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f0581" officeooo:paragraph-rsid="0015506f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153c2e" officeooo:paragraph-rsid="0015506f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paragraph-rsid="0015506f"/>
    </style:style>
    <style:style style:name="P4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style:font-name="Times New Roman" officeooo:rsid="00153c2e" officeooo:paragraph-rsid="0015506f"/>
    </style:style>
    <style:style style:name="P5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style:font-name="Times New Roman" fo:font-style="normal" officeooo:rsid="00153c2e" officeooo:paragraph-rsid="0015506f" style:font-style-asian="normal" style:font-style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style:font-name="Times New Roman" fo:font-style="normal" officeooo:rsid="00153c2e" officeooo:paragraph-rsid="001ecffe" style:font-style-asian="normal" style:font-style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tyle="normal" officeooo:rsid="00185de1" officeooo:paragraph-rsid="00185de1" style:font-style-asian="normal" style:font-style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tyle="normal" officeooo:rsid="00185de1" officeooo:paragraph-rsid="001e482f" style:font-style-asian="normal" style:font-style-complex="normal"/>
    </style:style>
    <style:style style:name="T1" style:family="text">
      <style:text-properties officeooo:rsid="00033774"/>
    </style:style>
    <style:style style:name="T2" style:family="text">
      <style:text-properties fo:font-style="italic" officeooo:rsid="00033774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33774" style:font-style-asian="normal" style:font-style-complex="normal"/>
    </style:style>
    <style:style style:name="T5" style:family="text">
      <style:text-properties fo:font-style="normal" officeooo:rsid="00045b59" style:font-style-asian="normal" style:font-style-complex="normal"/>
    </style:style>
    <style:style style:name="T6" style:family="text">
      <style:text-properties fo:font-style="normal" officeooo:rsid="0005b526" style:font-style-asian="normal" style:font-style-complex="normal"/>
    </style:style>
    <style:style style:name="T7" style:family="text">
      <style:text-properties fo:font-style="normal" officeooo:rsid="000619bd" style:font-style-asian="normal" style:font-style-complex="normal"/>
    </style:style>
    <style:style style:name="T8" style:family="text">
      <style:text-properties fo:font-style="normal" officeooo:rsid="00068c18" style:font-style-asian="normal" style:font-style-complex="normal"/>
    </style:style>
    <style:style style:name="T9" style:family="text">
      <style:text-properties fo:font-style="normal" officeooo:rsid="0006a0a6" style:font-style-asian="normal" style:font-style-complex="normal"/>
    </style:style>
    <style:style style:name="T10" style:family="text">
      <style:text-properties fo:font-style="normal" officeooo:rsid="00085857" style:font-style-asian="normal" style:font-style-complex="normal"/>
    </style:style>
    <style:style style:name="T11" style:family="text">
      <style:text-properties fo:font-style="normal" officeooo:rsid="0008a7c8" style:font-style-asian="normal" style:font-style-complex="normal"/>
    </style:style>
    <style:style style:name="T12" style:family="text">
      <style:text-properties fo:font-style="normal" officeooo:rsid="000aa12c" style:font-style-asian="normal" style:font-style-complex="normal"/>
    </style:style>
    <style:style style:name="T13" style:family="text">
      <style:text-properties fo:font-style="normal" officeooo:rsid="000d123d" style:font-style-asian="normal" style:font-style-complex="normal"/>
    </style:style>
    <style:style style:name="T14" style:family="text">
      <style:text-properties fo:font-style="normal" officeooo:rsid="000d9dc3" style:font-style-asian="normal" style:font-style-complex="normal"/>
    </style:style>
    <style:style style:name="T15" style:family="text">
      <style:text-properties fo:font-style="normal" officeooo:rsid="000f0581" style:font-style-asian="normal" style:font-style-complex="normal"/>
    </style:style>
    <style:style style:name="T16" style:family="text">
      <style:text-properties fo:font-style="normal" officeooo:rsid="00123db7" style:font-style-asian="normal" style:font-style-complex="normal"/>
    </style:style>
    <style:style style:name="T17" style:family="text">
      <style:text-properties officeooo:rsid="00033774" fo:background-color="transparent" loext:char-shading-value="0"/>
    </style:style>
    <style:style style:name="T18" style:family="text">
      <style:text-properties fo:font-size="12pt" fo:language="pt" fo:country="PT" fo:font-style="normal" style:font-size-asian="12pt" style:font-style-asian="normal" style:font-name-complex="Times New Roman1" style:font-size-complex="12pt" style:font-style-complex="normal"/>
    </style:style>
    <style:style style:name="T19" style:family="text">
      <style:text-properties fo:font-size="12pt" fo:language="pt" fo:country="PT" fo:font-style="normal" officeooo:rsid="00168911" style:font-size-asian="12pt" style:font-style-asian="normal" style:font-name-complex="Times New Roman1" style:font-size-complex="12pt" style:font-style-complex="normal"/>
    </style:style>
    <style:style style:name="T20" style:family="text">
      <style:text-properties fo:font-size="12pt" fo:language="pt" fo:country="PT" style:font-size-asian="12pt" style:font-name-complex="Times New Roman1"/>
    </style:style>
    <style:style style:name="T21" style:family="text">
      <style:text-properties fo:font-size="12pt" fo:language="pt" fo:country="PT" style:font-size-asian="12pt" style:font-name-complex="Times New Roman1" style:font-size-complex="12pt"/>
    </style:style>
    <style:style style:name="T22" style:family="text">
      <style:text-properties fo:font-size="12pt" fo:language="pt" fo:country="PT" officeooo:rsid="00168911" style:font-size-asian="12pt" style:font-name-complex="Times New Roman1" style:font-size-complex="12pt"/>
    </style:style>
    <style:style style:name="T23" style:family="text">
      <style:text-properties fo:font-size="12pt" fo:language="pt" fo:country="PT" officeooo:rsid="001b3f5d" style:font-size-asian="12pt" style:font-name-complex="Times New Roman1" style:font-size-complex="12pt"/>
    </style:style>
    <style:style style:name="T24" style:family="text">
      <style:text-properties fo:font-size="12pt" fo:language="pt" fo:country="PT" officeooo:rsid="001d1259" style:font-size-asian="12pt" style:font-name-complex="Times New Roman1" style:font-size-complex="12pt"/>
    </style:style>
    <style:style style:name="T25" style:family="text">
      <style:text-properties fo:font-size="12pt" fo:language="pt" fo:country="PT" officeooo:rsid="001dd77e" style:font-size-asian="12pt" style:font-name-complex="Times New Roman1" style:font-size-complex="12pt"/>
    </style:style>
    <style:style style:name="T26" style:family="text">
      <style:text-properties fo:font-size="12pt" fo:language="pt" fo:country="PT" officeooo:rsid="001e482f" style:font-size-asian="12pt" style:font-name-complex="Times New Roman1" style:font-size-complex="12pt"/>
    </style:style>
    <style:style style:name="T27" style:family="text">
      <style:text-properties fo:font-size="12pt" fo:language="pt" fo:country="PT" officeooo:rsid="001ecffe" style:font-size-asian="12pt" style:font-name-complex="Times New Roman1" style:font-size-complex="12pt"/>
    </style:style>
    <style:style style:name="T28" style:family="text">
      <style:text-properties fo:font-size="12pt" fo:language="pt" fo:country="PT" officeooo:rsid="001fb193" style:font-size-asian="12pt" style:font-name-complex="Times New Roman1" style:font-size-complex="12pt"/>
    </style:style>
    <style:style style:name="T29" style:family="text">
      <style:text-properties fo:font-size="12pt" fo:language="pt" fo:country="PT" officeooo:rsid="0020c86a" style:font-size-asian="12pt" style:font-name-complex="Times New Roman1" style:font-size-complex="12pt"/>
    </style:style>
    <style:style style:name="T30" style:family="text">
      <style:text-properties fo:font-size="12pt" fo:language="pt" fo:country="PT" officeooo:rsid="0021c283" style:font-size-asian="12pt" style:font-name-complex="Times New Roman1" style:font-size-complex="12pt"/>
    </style:style>
    <style:style style:name="T31" style:family="text">
      <style:text-properties fo:font-size="12pt" fo:language="pt" fo:country="PT" officeooo:rsid="0023c1d4" style:font-size-asian="12pt" style:font-name-complex="Times New Roman1" style:font-size-complex="12pt"/>
    </style:style>
    <style:style style:name="T32" style:family="text">
      <style:text-properties fo:font-size="12pt" fo:language="pt" fo:country="PT" fo:font-style="italic" style:font-size-asian="12pt" style:font-style-asian="italic" style:font-name-complex="Times New Roman1"/>
    </style:style>
    <style:style style:name="T33" style:family="text">
      <style:text-properties fo:font-size="12pt" fo:language="pt" fo:country="PT" fo:font-style="italic" style:font-size-asian="12pt" style:font-style-asian="italic" style:font-name-complex="Times New Roman1" style:font-size-complex="12pt"/>
    </style:style>
    <style:style style:name="T34" style:family="text">
      <style:text-properties fo:font-size="12pt" fo:language="pt" fo:country="PT" officeooo:rsid="0023c1d4" fo:background-color="#fff200" loext:char-shading-value="0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:</text:p>
      <text:p text:style-name="P3"/>
      <text:p text:style-name="P3"><text:tab/><text:span text:style-name="T1">Em termos gerais, o desafio proposto consiste em desenvolver um programa capaz de </text:span><text:span text:style-name="T17">adivinhar </text:span><text:span text:style-name="T1">uma chave secreta do clássico </text:span><text:span text:style-name="T2">Mastermind</text:span><text:span text:style-name="T4"> </text:span><text:span text:style-name="T13">e de </text:span><text:span text:style-name="T4">criar </text:span><text:span text:style-name="T14">e/ou ordenar</text:span><text:span text:style-name="T4"> um registo d</text:span><text:span text:style-name="T13">os</text:span><text:span text:style-name="T4"> jogo </text:span><text:span text:style-name="T13">efetuados.</text:span></text:p>
      <text:p text:style-name="P3"><text:span text:style-name="T4"><text:tab/>A implementção </text:span><text:span text:style-name="T8">do algortimo de jogo</text:span><text:span text:style-name="T4"> tem de seguir diretivas descritas no enunciado fornecido: </text:span><text:span text:style-name="T9">primeiramente, </text:span><text:span text:style-name="T8">o algoritmo deve </text:span><text:span text:style-name="T9">gerar um numero definido de tentativas aleatórias; de seguida deve</text:span><text:span text:style-name="T8"> percorrer uma </text:span><text:span text:style-name="T10">l</text:span><text:span text:style-name="T8">ista implicita de todas a chaves possíveis, testantando cada uma com as tentativas anteriores até encontrar uma </text:span><text:span text:style-name="T9">combinação compativel com estas. </text:span><text:span text:style-name="T8">Por outro lado </text:span><text:span text:style-name="T5">o “modo de jogo” (teste ou interativo) deve ser escolhido mediante a presença de argumentos </text:span><text:span text:style-name="T6">(acompanhados pelas suas respetivas flags) </text:span><text:span text:style-name="T5">ao executar o programa</text:span><text:span text:style-name="T7">. </text:span><text:span text:style-name="T11">Estes argumentos configura</text:span><text:span text:style-name="T15">m </text:span><text:span text:style-name="T11">a execu</text:span><text:span text:style-name="T12">ção do programa no modo de teste. Finalmente, </text:span><text:span text:style-name="T14">o programa deve não só deve criar um registo de jogo de todos os jogos efetuados e transcreve-los para um ficheiro mas tabém </text:span><text:span text:style-name="T16">deve </text:span><text:span text:style-name="T14">conseguir </text:span><text:span text:style-name="T4">ler um registo guardado num ficheiro e ordená </text:span><text:span text:style-name="T14">os dados lá contidos </text:span><text:span text:style-name="T4">segundo diferentes critérios.</text:span></text:p>
      <text:p text:style-name="P3"><text:span text:style-name="T4"/></text:p>
      <text:p text:style-name="P3"><text:span text:style-name="T4"/></text:p>
      <text:p text:style-name="P2"><text:span text:style-name="T4">C</text:span><text:span text:style-name="T3">onclusao:</text:span></text:p>
      <text:p text:style-name="P2"><text:span text:style-name="T3"/></text:p>
      <text:p text:style-name="P4"><text:span text:style-name="T18">Em suma, para além de desenvolver um programa que se limita cumprir as exigências do enunciado, esteve sempre presente a vontade de </text:span><text:span text:style-name="T19">otimizar o maximo o codigo em termos de utilização de memória e rapidez de execução</text:span><text:span text:style-name="T18">. </text:span></text:p>
      <text:p text:style-name="P6"><text:span text:style-name="T21">Por outro lado, um objetivo importante foi deixar o código fácil e confortável de ler ao utilizar nomes de variáveis facilmente identificáveis e ao apostar fortemente no uso comentários todo tanto ao longo do código </text:span><text:span text:style-name="T22">e</text:span><text:span text:style-name="T21"> </text:span><text:span text:style-name="T28">como </text:span><text:span text:style-name="T21">antes de cada função. Por outro lado, com o intuito de verificar a inexistência de erros e </text:span><text:span text:style-name="T33">warnings</text:span><text:span text:style-name="T21"> adicionais, compilamos o nosso programa com as seguintes </text:span><text:span text:style-name="T33">flags</text:span><text:span text:style-name="T21">: <text:s/></text:span><text:span text:style-name="T32">-Wall -Wextra -ansi -pedantic -std=c99;</text:span><text:span text:style-name="T20"> e adicionalmente, também corremos o programa com a ferramenta de depuração Valgrind (valgrind --leak-check=full)</text:span><text:span text:style-name="T32"> </text:span><text:span text:style-name="T20">corrigindo os erros e </text:span><text:span text:style-name="T32">warnings</text:span><text:span text:style-name="T20"> encontrados.</text:span></text:p>
      <text:p text:style-name="P5"><text:span text:style-name="T20"/></text:p>
      <text:p text:style-name="P5"><text:span text:style-name="T20"/></text:p>
      <text:p text:style-name="P7"><text:span text:style-name="T20">Implementação: </text:span></text:p>
      <text:p text:style-name="P7"><text:span text:style-name="T20"><text:tab/></text:span><text:span text:style-name="T21">Dado que o enunciado promove a tomada de decisões, a nossa interpretação e abordagem ao desafio proposto definiram a nossa implementação das seguintes formas:</text:span></text:p>
      <text:p text:style-name="P7"><text:span text:style-name="T21"/></text:p>
      <text:p text:style-name="P7"><text:span text:style-name="T21">-</text:span><text:span text:style-name="T23">Separamos </text:span><text:span text:style-name="T24">o programa em diversos ficheiros para simplificar tanto a sua leitura como o seu desenvolvimento;</text:span></text:p>
      <text:p text:style-name="P7"><text:span text:style-name="T24">-Incorporamos o modo de torneio do projeto intermedio como uma opção no modo interativo pois o projeto final apresenta-se como uma “evolução” do projeto intermedio. Contudo, as funções destas foram modificadas para contemplar os objetivos do projeto final como a implementação de memória dinamica e a criação do registo de jogo;</text:span></text:p>
      <text:p text:style-name="P8"><text:span text:style-name="T24">-Consideramos os passos fornecidos para o algoritmo de jogo como sendo uma base. Portanto, </text:span><text:span text:style-name="T25">implementamos melhoramentos que aceleram significativamente a sua execução </text:span><text:span text:style-name="T27">ao reduzir o numero de chaves</text:span><text:span text:style-name="T25">. o algoritmo percorre a lista implicita de chaves possíveis normalmente com a ajuda de </text:span><text:span text:style-name="T26">u</text:span><text:span text:style-name="T25">ma lista de letras possíveis </text:span><text:span text:style-name="T26">para c</text:span><text:span text:style-name="T25">ada posição da chave. Se o algoritmo verificar que o numero de pinos pretos ou o numero de ambos os pinos é igual a zero, este elimina as cores nas posições em que sabemos que não estão presentes </text:span><text:span text:style-name="T27">(P0: não estão nessa posição, P0B0: não estão em nenhuma posição)</text:span><text:span text:style-name="T25">.</text:span></text:p>
      <text:p text:style-name="P8"><text:span text:style-name="T25">-</text:span><text:span text:style-name="T27">O programa grava os dados dos jogos num ficheiro de histórico (caso não seja fornecido ou não exista, cria um novo) à medida que o o código é executado. Por outro lado, apenas carrega os dados do ficheiro de histórico para o registo (lista de listas) caso tenha de proceder à sua ordenação. </text:span><text:span text:style-name="T29">Desta forma não faz operações nem ocupa espaço em memória desnecessariamente.</text:span></text:p>
      <text:p text:style-name="P8"><text:soft-page-break/><text:span text:style-name="T29">-Todas as alocações e aberturas de ficheiros são verificadas e caso aconteça algum erro durante estas operações o programa fecha. O mesmo acontece noutros casos críticos como, por exemplo, se as flags dos argumentos não forem reconhecidas ou se os argumentos forem inválidos.</text:span></text:p>
      <text:p text:style-name="P8"><text:span text:style-name="T29">-</text:span><text:span text:style-name="T31">Tanto o</text:span><text:span text:style-name="T30"> ficheiro das inicializações </text:span><text:span text:style-name="T31">como o ficheiro de histórico</text:span><text:span text:style-name="T30"> </text:span><text:span text:style-name="T31">são</text:span><text:span text:style-name="T30"> verificado</text:span><text:span text:style-name="T31">s</text:span><text:span text:style-name="T30"> </text:span><text:span text:style-name="T34">ligeiramente</text:span><text:span text:style-name="T31"> criando salva-guardas contra alguns erros mais communs. Caso algum erro seja encontra, é forçada a saida do progra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2:25:25.441461706</meta:creation-date>
    <dc:date>2019-05-24T18:28:58.781331999</dc:date>
    <meta:editing-duration>PT4H40M51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14" meta:word-count="616" meta:character-count="3897" meta:non-whitespace-character-count="3290"/>
  </office:meta>
</office:document-meta>
</file>